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fo:orphans="0" fo:widows="0" style:text-autospace="none"/>
      <style:text-properties fo:font-size="14pt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style:font-size-asian="14pt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1972in"/>
        </style:tab-stops>
      </style:paragraph-properties>
      <style:text-properties fo:font-size="14pt" style:font-size-asian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/>
    </style:style>
    <style:style style:name="P12" style:family="paragraph" style:parent-style-name="Standard">
      <style:paragraph-properties fo:text-align="center" style:justify-single-word="false" fo:orphans="0" fo:widows="0" style:text-autospace="none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style:font-size-asian="16pt" style:font-weight-asian="bold" style:font-size-complex="16pt"/>
    </style:style>
    <style:style style:name="P15" style:family="paragraph" style:parent-style-name="Standard">
      <style:paragraph-properties fo:orphans="0" fo:widows="0" style:text-autospace="none"/>
    </style:style>
    <style:style style:name="P16" style:family="paragraph" style:parent-style-name="Standard">
      <style:paragraph-properties fo:margin-left="0in" fo:margin-right="0in" fo:text-align="justify" style:justify-single-word="false" fo:orphans="0" fo:widows="0" fo:text-indent="0.4925in" style:auto-text-indent="false" style:text-autospace="none"/>
      <style:text-properties fo:font-size="8pt" style:font-size-asian="8pt" style:font-size-complex="8pt"/>
    </style:style>
    <style:style style:name="P17" style:family="paragraph" style:parent-style-name="Standard">
      <style:paragraph-properties fo:margin-left="0.5744in" fo:margin-right="0in" fo:orphans="0" fo:widows="0" fo:text-indent="-0.1008in" style:auto-text-indent="false" style:text-autospace="none"/>
    </style:style>
    <style:style style:name="P18" style:family="paragraph" style:parent-style-name="Standard">
      <style:paragraph-properties fo:margin-left="0in" fo:margin-right="0.0299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.0299in" fo:line-height="150%" fo:text-indent="0.4902in" style:auto-text-indent="false"/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orphans="0" fo:widows="0" fo:text-indent="0.4902in" style:auto-text-indent="false" style:text-autospace="non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 style:text-autospace="non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4" style:family="paragraph" style:parent-style-name="Standard" style:master-page-name="First_20_Page">
      <style:paragraph-properties fo:text-align="center" style:justify-single-word="false" fo:orphans="0" fo:widows="0" style:page-number="auto" style:text-autospace="none"/>
      <style:text-properties fo:font-size="14pt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 fo:orphans="0" fo:widows="0" fo:break-before="page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orphans="0" fo:widows="0" fo:text-indent="0in" style:auto-text-indent="false" style:text-autospace="none"/>
      <style:text-properties style:font-name="Courier New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line-height="100%" fo:text-align="justify" style:justify-single-word="false" fo:orphans="0" fo:widows="0" fo:text-indent="0.4902in" style:auto-text-indent="false" style:text-autospace="non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style:font-size-complex="14pt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margin-left="0.4902in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3" text:style-name="Numbering_20_Symbols" style:num-format="1" text:display-levels="2">
        <style:list-level-properties text:list-level-position-and-space-mode="label-alignment">
          <style:list-level-label-alignment text:label-followed-by="space" fo:margin-left="0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Федеральное государственное автономное</text:p>
      <text:p text:style-name="P6">образовательное учреждение</text:p>
      <text:p text:style-name="P6">высшего профессионального образования</text:p>
      <text:p text:style-name="P6">«СИБИРСКИЙ ФЕДЕРАЛЬНЫЙ УНИВЕРСИТЕТ»</text:p>
      <text:p text:style-name="P6"/>
      <text:p text:style-name="P16"/>
      <text:p text:style-name="P3">Институт Космических и Информационных Технологий</text:p>
      <text:p text:style-name="P12"/>
      <text:p text:style-name="P3">Кафедра Информатики</text:p>
      <text:p text:style-name="P6"/>
      <text:p text:style-name="P7"/>
      <text:p text:style-name="P6"/>
      <text:p text:style-name="P6"/>
      <text:p text:style-name="P6"/>
      <text:p text:style-name="P6"/>
      <text:p text:style-name="P11"><text:span text:style-name="T6"><text:tab/><text:tab/><text:tab/></text:span><text:tab/></text:p>
      <text:p text:style-name="P13">ОТЧЕТ ПО ЛАБОРАТОРНОЙ РАБОТЕ <text:span text:style-name="T4">№</text:span><text:span text:style-name="T5">2</text:span></text:p>
      <text:p text:style-name="P14">Разработка блока синтаксического анализа транслятора</text:p>
      <text:p text:style-name="P13"/>
      <text:p text:style-name="P3"/>
      <text:p text:style-name="P9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1">Преподаватель<text:tab/><text:tab/><text:tab/></text:span><text:span text:style-name="T2">__________<text:tab/><text:tab/><text:tab/></text:span><text:span text:style-name="T3">А.С. Кузнецов</text:span></text:p>
      <text:p text:style-name="P15"><text:span text:style-name="T2"><text:s text:c="62"/></text:span>подпись, дата</text:p>
      <text:p text:style-name="P15"/>
      <text:p text:style-name="P15"><text:span text:style-name="T2"><text:s text:c="9"/>Студент </text:span><text:span text:style-name="T3">гр. КИ10-11 031010132<text:tab/></text:span><text:span text:style-name="T2">_____________<text:tab/></text:span><text:span text:style-name="T3">К.О. Васильев</text:span></text:p>
      <text:p text:style-name="P15"><text:tab/><text:tab/><text:tab/><text:tab/><text:tab/><text:tab/><text:tab/>подпись, дата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Красноярск 201<text:span text:style-name="T5">4</text:span></text:p>
      <text:list xml:id="list7499456435773353109" text:style-name="L1">
        <text:list-item>
          <text:list>
            <text:list-item>
              <text:p text:style-name="P26">Цель работы</text:p>
            </text:list-item>
          </text:list>
        </text:list-item>
      </text:list>
      <text:p text:style-name="P2"/>
      <text:p text:style-name="P19">Изучение методов синтаксического анализа с их программной реализацией.</text:p>
      <text:p text:style-name="P18"/>
      <text:list xml:id="list32378837" text:continue-numbering="true" text:style-name="L1">
        <text:list-item>
          <text:list>
            <text:list-item>
              <text:p text:style-name="P25">Постановка задачи</text:p>
            </text:list-item>
          </text:list>
        </text:list-item>
      </text:list>
      <text:p text:style-name="P5"/>
      <text:p text:style-name="P20">Разработать программу, осуществляющую синтаксический, а также лексический анализ простого языка программирования. Входной язык содержит операторы цикла с параметром, разделенные символом точки с запятой (<text:span text:style-name="T5">';'). </text:span>Операторы цикла состоят из идентификаторов, целочисленных констант в шестнадцатеричной системе, битовых строк (последовательностей из 0 и 1, начинающихся с обязательной пары знаков <text:span text:style-name="T5">0b </text:span>или <text:span text:style-name="T5">0B</text:span>), знаков присваивания (<text:span text:style-name="T5">':='), </text:span>знаков операций сравнения (<text:span text:style-name="T5">&lt;, &gt;, =, ==, &lt;&gt;, !=, &gt;=, &lt;=) </text:span>и круглых скобок.</text:p>
      <text:p text:style-name="P5"/>
      <text:list xml:id="list32360718" text:continue-numbering="true" text:style-name="L1">
        <text:list-item>
          <text:list>
            <text:list-item>
              <text:p text:style-name="P25">Исходный текст распознавателя</text:p>
            </text:list-item>
          </text:list>
        </text:list-item>
      </text:list>
      <text:p text:style-name="P2"/>
      <text:p text:style-name="P23">import ply.yacc as yacc</text:p>
      <text:p text:style-name="P23"/>
      <text:p text:style-name="P23">from lexer import tokens, lxr</text:p>
      <text:p text:style-name="P23">from node import Node, Leaf, LeafError</text:p>
      <text:p text:style-name="P23"/>
      <text:p text:style-name="P23">precedence = (</text:p>
      <text:p text:style-name="P23"><text:s text:c="4"/>('nonassoc', 'LESS', 'GREATER', 'GREQUALS', 'LSEQUALS'),</text:p>
      <text:p text:style-name="P23"><text:s text:c="4"/>('right', 'ASSIGN'),</text:p>
      <text:p text:style-name="P23"><text:s text:c="4"/>('left', 'NOTEQUALS', 'EQUALS')</text:p>
      <text:p text:style-name="P23">)</text:p>
      <text:p text:style-name="P23"/>
      <text:p text:style-name="P23"/>
      <text:p text:style-name="P23">def p_program_start(p):</text:p>
      <text:p text:style-name="P23"><text:s text:c="4"/>'program : statement_list'</text:p>
      <text:p text:style-name="P23"><text:s text:c="4"/>p[0] = Node(p, [p[1]])</text:p>
      <text:p text:style-name="P23"/>
      <text:p text:style-name="P23"/>
      <text:p text:style-name="P23">def p_statement_list(p):</text:p>
      <text:p text:style-name="P23"><text:s text:c="4"/>'''statement_list : statement SEMICOLON statement_list</text:p>
      <text:p text:style-name="P23"><text:s text:c="24"/>| empty'''</text:p>
      <text:p text:style-name="P23"><text:s text:c="4"/>p[0] = Node(p, [p[1]] if len(p) == 2 else [p[1], Leaf(p, 2), <text:soft-page-break/>p[3]])</text:p>
      <text:p text:style-name="P23"/>
      <text:p text:style-name="P23"/>
      <text:p text:style-name="P23">def p_nonterminated_statement(p):</text:p>
      <text:p text:style-name="P23"><text:s text:c="4"/>'''statement_list : statement error statement_list'''</text:p>
      <text:p text:style-name="P23"><text:s text:c="4"/>p[0] = Node(p, [p[1], LeafError('Missing semicolon', p.lineno(2)), p[3]])</text:p>
      <text:p text:style-name="P23"/>
      <text:p text:style-name="P23"/>
      <text:p text:style-name="P23">def p_statement(p):</text:p>
      <text:p text:style-name="P23"><text:s text:c="4"/>'''statement : expression</text:p>
      <text:p text:style-name="P23"><text:s text:c="17"/>| for_statement'''</text:p>
      <text:p text:style-name="P23"><text:s text:c="4"/>p[0] = Node(p, [p[1]])</text:p>
      <text:p text:style-name="P23"/>
      <text:p text:style-name="P23"/>
      <text:p text:style-name="P23">def p_expression_constants(p):</text:p>
      <text:p text:style-name="P23"><text:s text:c="4"/>'''expression : HCONST</text:p>
      <text:p text:style-name="P23"><text:s text:c="18"/>| BCONST</text:p>
      <text:p text:style-name="P23"><text:s text:c="18"/>| ID'''</text:p>
      <text:p text:style-name="P23"><text:s text:c="4"/>p[0] = Node(p, leaf=Leaf(p, 1))</text:p>
      <text:p text:style-name="P23"/>
      <text:p text:style-name="P23"/>
      <text:p text:style-name="P23">def p_expression_operations(p):</text:p>
      <text:p text:style-name="P23"><text:s text:c="4"/>'''expression : expression LESS expression</text:p>
      <text:p text:style-name="P23"><text:s text:c="18"/>| expression GREATER expression</text:p>
      <text:p text:style-name="P23"><text:s text:c="18"/>| expression GREQUALS expression</text:p>
      <text:p text:style-name="P23"><text:s text:c="18"/>| expression LSEQUALS expression</text:p>
      <text:p text:style-name="P23"><text:s text:c="18"/>| expression NOTEQUALS expression</text:p>
      <text:p text:style-name="P23"><text:s text:c="18"/>| expression EQUALS expression</text:p>
      <text:p text:style-name="P23"><text:s text:c="18"/>| expression ASSIGN expression'''</text:p>
      <text:p text:style-name="P23"><text:s text:c="4"/>p[0] = Node(p, [p[1], Leaf(p, 2), p[3]])</text:p>
      <text:p text:style-name="P23"/>
      <text:p text:style-name="P23"/>
      <text:p text:style-name="P23">def p_expression_group(p):</text:p>
      <text:p text:style-name="P23"><text:s text:c="4"/>'expression : LPAR expression RPAR'</text:p>
      <text:p text:style-name="P23"><text:s text:c="4"/>p[0] = Node(p, [Leaf(p, 1), p[2], Leaf(p, 3)])</text:p>
      <text:p text:style-name="P23"/>
      <text:p text:style-name="P23"/>
      <text:p text:style-name="P23">def p_missing_rpar_error(p):</text:p>
      <text:p text:style-name="P23"><text:s text:c="4"/>'''expression : LPAR expression error'''</text:p>
      <text:p text:style-name="P23"><text:s text:c="4"/>p[0] = Node(p, [Leaf(p, 1), p[2], LeafError('Missing closing parenthesis', p.lineno(3))])</text:p>
      <text:p text:style-name="P23"/>
      <text:p text:style-name="P23"/>
      <text:p text:style-name="P23">def p_missing_lpar_error(p):</text:p>
      <text:p text:style-name="P23"><text:s text:c="4"/>'expression : error expression RPAR'</text:p>
      <text:p text:style-name="P23"><text:s text:c="4"/>p[0] = Node(p, [LeafError('Missing opening parenthesis', p.lineno(1)), p[2], Leaf(p, 3)])</text:p>
      <text:p text:style-name="P23"/>
      <text:p text:style-name="P23"/>
      <text:p text:style-name="P23">def p_for_statement(p):</text:p>
      <text:p text:style-name="P23"><text:soft-page-break/><text:s text:c="4"/>'for_statement : FOR LPAR for_expr SEMICOLON for_expr SEMICOLON for_expr RPAR statement'</text:p>
      <text:p text:style-name="P23"><text:s text:c="4"/>p[0] = Node(p,</text:p>
      <text:p text:style-name="P23"><text:s text:c="16"/>[Leaf(p, 1), Leaf(p, 2), p[3], Leaf(p, 4), p[5], Leaf(p, 6), p[7],</text:p>
      <text:p text:style-name="P23"><text:s text:c="17"/>Leaf(p, 8), p[9]])</text:p>
      <text:p text:style-name="P23"/>
      <text:p text:style-name="P23"/>
      <text:p text:style-name="P23">def p_for_expr(p):</text:p>
      <text:p text:style-name="P23"><text:s text:c="4"/>'''for_expr : expression</text:p>
      <text:p text:style-name="P23"><text:s text:c="16"/>| empty'''</text:p>
      <text:p text:style-name="P23"><text:s text:c="4"/>p[0] = p[1]</text:p>
      <text:p text:style-name="P23"/>
      <text:p text:style-name="P23"/>
      <text:p text:style-name="P23">def p_empty(p):</text:p>
      <text:p text:style-name="P23"><text:s text:c="4"/>'empty :'</text:p>
      <text:p text:style-name="P23"><text:s text:c="4"/>p[0] = Node(p)</text:p>
      <text:p text:style-name="P23"/>
      <text:p text:style-name="P23"/>
      <text:p text:style-name="P23">def p_error(p):</text:p>
      <text:p text:style-name="P23"><text:s text:c="4"/>if not p:</text:p>
      <text:p text:style-name="P23"><text:s text:c="8"/>print "Syntax error at EOF"</text:p>
      <text:p text:style-name="P23"><text:s text:c="4"/>else:</text:p>
      <text:p text:style-name="P23"><text:s text:c="8"/>print('Unexpected symbol \'{0}\' at line {1}'.format(p.value, p.lineno))</text:p>
      <text:p text:style-name="P23"><text:s text:c="8"/>yacc.errok()</text:p>
      <text:p text:style-name="P23"><text:s text:c="8"/>return yacc.token()</text:p>
      <text:p text:style-name="P23"/>
      <text:p text:style-name="P23"/>
      <text:p text:style-name="P23"/>
      <text:p text:style-name="P23"/>
      <text:p text:style-name="P23">yacc_parser = yacc.yacc(debug=True)</text:p>
      <text:p text:style-name="P23"/>
      <text:p text:style-name="P23"/>
      <text:p text:style-name="P23">def yparse(data, debug=0):</text:p>
      <text:p text:style-name="P23"><text:s text:c="4"/>yacc_parser.error = 0</text:p>
      <text:p text:style-name="P23"><text:s text:c="4"/>lxr.lineno = 1</text:p>
      <text:p text:style-name="P23"><text:s text:c="4"/>p = yacc_parser.parse(data, debug=debug, lexer=lxr)</text:p>
      <text:p text:style-name="P23"><text:s text:c="4"/>if yacc_parser.error:</text:p>
      <text:p text:style-name="P23"><text:s text:c="8"/>return None</text:p>
      <text:p text:style-name="P23"><text:s text:c="4"/>return p</text:p>
      <text:p text:style-name="P20"/>
      <text:list xml:id="list32361081" text:continue-numbering="true" text:style-name="L1">
        <text:list-item>
          <text:list>
            <text:list-item>
              <text:p text:style-name="P25">Тестовые примеры работы программы</text:p>
            </text:list-item>
          </text:list>
        </text:list-item>
      </text:list>
      <text:p text:style-name="P5"/>
      <text:p text:style-name="P20">Выводиться одновременно будут дерево разбора и полученные лексемы.</text:p>
      <text:p text:style-name="P20">Передадим программе пустой файл, тогда результат будет таким:</text:p>
      <text:p text:style-name="P21">Parsed tree:</text:p>
      <text:p text:style-name="P21"><text:soft-page-break/>program/1</text:p>
      <text:p text:style-name="P21"><text:s text:c="2"/>1 statement_list/1</text:p>
      <text:p text:style-name="P21"><text:s text:c="4"/>1 empty/0</text:p>
      <text:p text:style-name="P21"/>
      <text:p text:style-name="P21"/>
      <text:p text:style-name="P21"/>
      <text:p text:style-name="P21">Lexemes:</text:p>
      <text:p text:style-name="P20"/>
      <text:p text:style-name="P20">Теперь передадим программе файл, содержащий код:</text:p>
      <text:p text:style-name="P22">for(a := 0b11; a != 0xf;)</text:p>
      <text:p text:style-name="P22"><text:tab/>b &lt; a;</text:p>
      <text:p text:style-name="P20">Результат работы программы будет следующий:</text:p>
      <text:p text:style-name="P21">Parsed tree:</text:p>
      <text:p text:style-name="P21">program/1</text:p>
      <text:p text:style-name="P21"><text:s text:c="2"/>1 statement_list/3</text:p>
      <text:p text:style-name="P21"><text:s text:c="4"/>1 statement/1</text:p>
      <text:p text:style-name="P21"><text:s text:c="6"/>1 for_statement/9</text:p>
      <text:p text:style-name="P21"><text:s text:c="8"/>1 FOR [name:'for']</text:p>
      <text:p text:style-name="P21"><text:s text:c="8"/>2 LPAR [text:'(']</text:p>
      <text:p text:style-name="P21"><text:s text:c="8"/>3 expression/3</text:p>
      <text:p text:style-name="P21"><text:s text:c="10"/>1 expression/1</text:p>
      <text:p text:style-name="P21"><text:s text:c="12"/>1 ID [name:'a']</text:p>
      <text:p text:style-name="P21"><text:s text:c="10"/>2 ASSIGN [text:':=']</text:p>
      <text:p text:style-name="P21"><text:s text:c="10"/>3 expression/1</text:p>
      <text:p text:style-name="P21"><text:s text:c="12"/>1 BCONST [text:'0b11']</text:p>
      <text:p text:style-name="P21"><text:s text:c="8"/>4 SEMICOLON [text:';']</text:p>
      <text:p text:style-name="P21"><text:s text:c="8"/>5 expression/3</text:p>
      <text:p text:style-name="P21"><text:s text:c="10"/>1 expression/1</text:p>
      <text:p text:style-name="P21"><text:s text:c="12"/>1 ID [name:'a']</text:p>
      <text:p text:style-name="P21"><text:s text:c="10"/>2 NOTEQUALS [text:'!=']</text:p>
      <text:p text:style-name="P21"><text:s text:c="10"/>3 expression/1</text:p>
      <text:p text:style-name="P21"><text:s text:c="12"/>1 HCONST [text:'0xf']</text:p>
      <text:p text:style-name="P21"><text:s text:c="8"/>6 SEMICOLON [text:';']</text:p>
      <text:p text:style-name="P21"><text:s text:c="8"/>7 empty/0</text:p>
      <text:p text:style-name="P21"><text:s text:c="8"/>8 RPAR [text:')']</text:p>
      <text:p text:style-name="P21"><text:s text:c="8"/>9 statement/1</text:p>
      <text:p text:style-name="P21"><text:s text:c="10"/>1 expression/3</text:p>
      <text:p text:style-name="P21"><text:s text:c="12"/>1 expression/1</text:p>
      <text:p text:style-name="P21"><text:s text:c="14"/>1 ID [name:'b']</text:p>
      <text:p text:style-name="P21"><text:s text:c="12"/>2 LESS [text:'&lt;']</text:p>
      <text:p text:style-name="P21"><text:soft-page-break/><text:s text:c="12"/>3 expression/1</text:p>
      <text:p text:style-name="P21"><text:s text:c="14"/>1 ID [name:'a']</text:p>
      <text:p text:style-name="P21"><text:s text:c="4"/>2 SEMICOLON [text:';']</text:p>
      <text:p text:style-name="P21"><text:s text:c="4"/>3 statement_list/1</text:p>
      <text:p text:style-name="P21"><text:s text:c="6"/>1 empty/0</text:p>
      <text:p text:style-name="P21"/>
      <text:p text:style-name="P21"/>
      <text:p text:style-name="P21"/>
      <text:p text:style-name="P21">Lexemes:</text:p>
      <text:p text:style-name="P21">KEYWORD: <text:s text:c="3"/><text:tab/>for <text:s text:c="8"/><text:tab/>line:1</text:p>
      <text:p text:style-name="P21">PUNCTUATOR: <text:tab/>( <text:s text:c="10"/><text:tab/>line:1</text:p>
      <text:p text:style-name="P21">ID: <text:s text:c="8"/><text:tab/>a <text:s text:c="10"/><text:tab/>line:1</text:p>
      <text:p text:style-name="P21">OPERATOR: <text:s text:c="2"/><text:tab/>:= <text:s text:c="9"/><text:tab/>line:1</text:p>
      <text:p text:style-name="P21">CONSTANT: <text:s text:c="2"/><text:tab/>0b11 <text:s text:c="7"/><text:tab/>line:1</text:p>
      <text:p text:style-name="P21">PUNCTUATOR: <text:tab/>; <text:s text:c="10"/><text:tab/>line:1</text:p>
      <text:p text:style-name="P21">ID: <text:s text:c="8"/><text:tab/>a <text:s text:c="10"/><text:tab/>line:1</text:p>
      <text:p text:style-name="P21">OPERATOR: <text:s text:c="2"/><text:tab/>!= <text:s text:c="9"/><text:tab/>line:1</text:p>
      <text:p text:style-name="P21">CONSTANT: <text:s text:c="2"/><text:tab/>0xf <text:s text:c="8"/><text:tab/>line:1</text:p>
      <text:p text:style-name="P21">PUNCTUATOR: <text:tab/>; <text:s text:c="10"/><text:tab/>line:1</text:p>
      <text:p text:style-name="P21">PUNCTUATOR: <text:tab/>) <text:s text:c="10"/><text:tab/>line:1</text:p>
      <text:p text:style-name="P21">ID: <text:s text:c="8"/><text:tab/>b <text:s text:c="10"/><text:tab/>line:2</text:p>
      <text:p text:style-name="P21">OPERATOR: <text:s text:c="2"/><text:tab/>&lt; <text:s text:c="10"/><text:tab/>line:2</text:p>
      <text:p text:style-name="P21">ID: <text:s text:c="8"/><text:tab/>a <text:s text:c="10"/><text:tab/>line:2</text:p>
      <text:p text:style-name="P21">PUNCTUATOR: <text:tab/>; <text:s text:c="10"/><text:tab/>line:2</text:p>
      <text:p text:style-name="P20"/>
      <text:p text:style-name="P20"/>
      <text:p text:style-name="P20">Если передать программе файл, содержащий следующий код:</text:p>
      <text:p text:style-name="P20">0x5 := a</text:p>
      <text:p text:style-name="P20">a &lt; b;</text:p>
      <text:p text:style-name="P20">То на выходе будет получена следующая таблица:</text:p>
      <text:p text:style-name="P21">Unexpected symbol 'a' at line 2</text:p>
      <text:p text:style-name="P21">Parsed tree:</text:p>
      <text:p text:style-name="P21">program/1</text:p>
      <text:p text:style-name="P21"><text:s text:c="2"/>1 statement_list/3</text:p>
      <text:p text:style-name="P21"><text:s text:c="4"/>1 statement/1</text:p>
      <text:p text:style-name="P21"><text:s text:c="6"/>1 expression/3</text:p>
      <text:p text:style-name="P21"><text:s text:c="8"/>1 expression/3</text:p>
      <text:p text:style-name="P21"><text:s text:c="10"/>1 expression/1</text:p>
      <text:p text:style-name="P21"><text:s text:c="12"/>1 HCONST [text:'0x5']</text:p>
      <text:p text:style-name="P21"><text:s text:c="10"/>2 ASSIGN [text:':=']</text:p>
      <text:p text:style-name="P21"><text:soft-page-break/><text:s text:c="10"/>3 expression/1</text:p>
      <text:p text:style-name="P21"><text:s text:c="12"/>1 ID [name:'a']</text:p>
      <text:p text:style-name="P21"><text:s text:c="8"/>2 LESS [text:'&lt;']</text:p>
      <text:p text:style-name="P21"><text:s text:c="8"/>3 expression/1</text:p>
      <text:p text:style-name="P21"><text:s text:c="10"/>1 ID [name:'b']</text:p>
      <text:p text:style-name="P21"><text:s text:c="4"/>2 SEMICOLON [text:';']</text:p>
      <text:p text:style-name="P21"><text:s text:c="4"/>3 statement_list/1</text:p>
      <text:p text:style-name="P21"><text:s text:c="6"/>1 empty/0</text:p>
      <text:p text:style-name="P21"/>
      <text:p text:style-name="P21"/>
      <text:p text:style-name="P21"/>
      <text:p text:style-name="P21">Lexemes:</text:p>
      <text:p text:style-name="P21">CONSTANT: <text:s text:c="2"/><text:tab/>0x5 <text:s text:c="8"/><text:tab/>line:1</text:p>
      <text:p text:style-name="P21">OPERATOR: <text:s text:c="2"/><text:tab/>:= <text:s text:c="9"/><text:tab/>line:1</text:p>
      <text:p text:style-name="P21">ID: <text:s text:c="8"/><text:tab/>a <text:s text:c="10"/><text:tab/>line:1</text:p>
      <text:p text:style-name="P21">ID: <text:s text:c="8"/><text:tab/>a <text:s text:c="10"/><text:tab/>line:2</text:p>
      <text:p text:style-name="P21">OPERATOR: <text:s text:c="2"/><text:tab/>&lt; <text:s text:c="10"/><text:tab/>line:2</text:p>
      <text:p text:style-name="P21">ID: <text:s text:c="8"/><text:tab/>b <text:s text:c="10"/><text:tab/>line:2</text:p>
      <text:p text:style-name="P21">PUNCTUATOR: <text:tab/>; <text:s text:c="10"/><text:tab/>line: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902in" fo:margin-bottom="0.7862in" fo:margin-left="1.1799in" fo:margin-right="0.3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7M30S</meta:editing-duration>
    <meta:editing-cycles>16</meta:editing-cycles>
    <meta:generator>OpenOffice/4.0.1$Win32 OpenOffice.org_project/401m5$Build-9714</meta:generator>
    <dc:date>2014-03-13T12:21:42.39</dc:date>
    <dc:creator>Konstantin Vasilev</dc:creator>
    <meta:document-statistic meta:table-count="0" meta:image-count="0" meta:object-count="0" meta:page-count="7" meta:paragraph-count="183" meta:word-count="670" meta:character-count="6099"/>
    <meta:user-defined meta:name="Info 1"/>
    <meta:user-defined meta:name="Info 2"/>
    <meta:user-defined meta:name="Info 3"/>
    <meta:user-defined meta:name="Info 4"/>
  </office:meta>
</office:document-meta>
</file>